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double #000000" fo:border-bottom="thin solid #000000" fo:border-left="none" fo:border-right="thin double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1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C6E0B4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automatic" fo:background-color="#C6E0B4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thin solid #000000" fo:border-bottom="thin solid #000000" fo:border-left="thin solid #000000" fo:border-right="thin double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36"/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double #000000" fo:border-bottom="none" fo:border-left="thin double #000000" fo:border-right="thin solid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C6E0B4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6E0B4" style:repeat-content="false"/>
      <style:paragraph-properties fo:text-align="center"/>
    </style:style>
    <style:style style:name="ce2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6E0B4" style:repeat-content="false"/>
      <style:paragraph-properties fo:text-align="center"/>
    </style:style>
    <style:style style:name="ce30" style:family="table-cell" style:parent-style-name="Default" style:data-style-name="N36">
      <style:table-cell-properties fo:border-top="thin solid #000000" fo:border-bottom="none" fo:border-left="thin solid #000000" fo:border-right="thin double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automatic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order-top="thin solid #000000" fo:border-bottom="thin double #000000" fo:border-left="thin solid #000000" fo:border-right="thin solid #000000" style:vertical-align="automatic" fo:background-color="#FFE699" style:repeat-content="false"/>
      <style:paragraph-properties fo:text-align="center"/>
    </style:style>
    <style:style style:name="ce33" style:family="table-cell" style:parent-style-name="Default" style:data-style-name="N1">
      <style:table-cell-properties fo:border-top="thin solid #000000" fo:border-bottom="thin double #000000" fo:border-left="thin solid #000000" fo:border-right="thin solid #000000" style:vertical-align="automatic" fo:background-color="#FFE699" style:repeat-content="false"/>
      <style:paragraph-properties fo:text-align="center"/>
    </style:style>
    <style:style style:name="ce34" style:family="table-cell" style:parent-style-name="Default" style:data-style-name="N1">
      <style:table-cell-properties fo:border-top="thin solid #000000" fo:border-bottom="thin double #000000" fo:border-left="thin solid #000000" fo:border-right="thin double #000000" style:vertical-align="automatic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automatic" fo:background-color="#FFE699" style:repeat-content="false"/>
      <style:paragraph-properties fo:text-align="center"/>
      <style:text-properties fo:color="#000000" fo:font-weight="bold" style:font-weight-asian="bold" style:font-weight-complex="bold"/>
    </style:style>
    <style:style style:name="ce36" style:family="table-cell" style:parent-style-name="Default" style:data-style-name="N1">
      <style:table-cell-properties fo:border-top="thin solid #000000" fo:border-bottom="thin double #000000" fo:border-left="none" fo:border-right="thin solid #000000" style:vertical-align="automatic" fo:background-color="#FFE699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6E0B4" style:repeat-content="false"/>
      <style:paragraph-properties fo:text-align="center"/>
    </style:style>
    <style:style style:name="ce38" style:family="table-cell" style:parent-style-name="Default" style:data-style-name="N1">
      <style:table-cell-properties fo:border-top="thin solid #000000" fo:border-bottom="thin double #000000" fo:border-left="none" fo:border-right="thin double #000000" style:vertical-align="automatic" fo:background-color="#FFE699" style:repeat-content="false"/>
      <style:paragraph-properties fo:text-align="center"/>
      <style:text-properties fo:color="#000000" fo:font-weight="bold" style:font-weight-asian="bold" style:font-weight-complex="bold"/>
    </style:style>
    <style:style style:name="ce39" style:family="table-cell" style:parent-style-name="Default" style:data-style-name="N1">
      <style:table-cell-properties fo:border-top="thin solid #000000" fo:border-bottom="thin double #000000" fo:border-left="thin solid #000000" fo:border-right="thin double #000000" style:vertical-align="automatic" fo:background-color="#FFE699" style:repeat-content="false"/>
      <style:paragraph-properties fo:text-align="center"/>
      <style:text-properties fo:color="#000000" fo:font-weight="bold" style:font-weight-asian="bold" style:font-weight-complex="bold"/>
    </style:style>
    <style:style style:name="ce40" style:family="table-cell" style:parent-style-name="Default" style:data-style-name="N1"/>
    <style:style style:name="ce41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36">
      <style:table-cell-properties style:vertical-align="automatic"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double #000000" fo:border-bottom="thin solid #000000" fo:border-left="thin double #000000" fo:border-right="none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double #000000" fo:border-bottom="thin solid #000000" fo:border-left="none" fo:border-right="thin double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36">
      <style:table-cell-properties fo:border-top="thin solid #000000" fo:border-bottom="none" fo:border-left="thin double #000000" fo:border-right="none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double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double #000000" fo:border-left="thin double #000000" fo:border-right="none" style:vertical-align="automatic" fo:background-color="#FFE699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double #000000" fo:border-left="none" fo:border-right="thin double #000000" style:vertical-align="automatic" fo:background-color="#FFE699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double #000000" fo:border-bottom="thin solid #000000" fo:border-left="thin double #000000" fo:border-right="thin double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thin solid #000000" fo:border-bottom="thin solid #000000" fo:border-left="thin double #000000" fo:border-right="thin double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double #000000" fo:border-left="thin double #000000" fo:border-right="thin double #000000" style:vertical-align="automatic" fo:background-color="#FFE699" style:repeat-content="false"/>
      <style:paragraph-properties fo:text-align="center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4.33916666666667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1.29645833333333cm" style:use-optimal-column-width="true"/>
    </style:style>
    <style:style style:name="co6" style:family="table-column">
      <style:table-column-properties fo:break-before="auto" style:column-width="1.40229166666667cm" style:use-optimal-column-width="true"/>
    </style:style>
    <style:style style:name="co7" style:family="table-column">
      <style:table-column-properties fo:break-before="auto" style:column-width="1.87854166666667cm" style:use-optimal-column-width="true"/>
    </style:style>
    <style:style style:name="co8" style:family="table-column">
      <style:table-column-properties fo:break-before="auto" style:column-width="2.51354166666667cm" style:use-optimal-column-width="true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4.75pt" style:use-optimal-row-height="true" fo:break-before="auto"/>
    </style:style>
    <style:style style:name="ro5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ckets_j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0">
            <text:p>BUCKETS.JS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10">
            <text:p>arrays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string" table:style-name="ce11">
            <text:p>Total</text:p>
          </table:table-cell>
          <table:table-cell table:number-columns-repeated="16372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0.48899999999999999" table:style-name="ce27">
            <text:p>0.489</text:p>
          </table:table-cell>
          <table:table-cell office:value-type="float" office:value="0.49299999999999999" table:style-name="ce28">
            <text:p>0.493</text:p>
          </table:table-cell>
          <table:table-cell office:value-type="float" office:value="0.48299999999999998" table:style-name="ce28">
            <text:p>0.483</text:p>
          </table:table-cell>
          <table:table-cell office:value-type="float" office:value="0.54100000000000004" table:style-name="ce28">
            <text:p>0.541</text:p>
          </table:table-cell>
          <table:table-cell office:value-type="float" office:value="0.46400000000000002" table:style-name="ce28">
            <text:p>0.464</text:p>
          </table:table-cell>
          <table:table-cell office:value-type="float" office:value="0.60699999999999998" table:style-name="ce28">
            <text:p>0.607</text:p>
          </table:table-cell>
          <table:table-cell office:value-type="float" office:value="0.48099999999999998" table:style-name="ce28">
            <text:p>0.481</text:p>
          </table:table-cell>
          <table:table-cell office:value-type="float" office:value="1.0389999999999999" table:style-name="ce29">
            <text:p>1.039</text:p>
          </table:table-cell>
          <table:table-cell office:value-type="float" office:value="0.42699999999999999" table:style-name="ce28">
            <text:p>0.427</text:p>
          </table:table-cell>
          <table:table-cell office:value-type="float" office:value="5.0239999999999991" table:formula="of:=SUM([.C5:.K5])" table:style-name="ce30">
            <text:p>5.024</text:p>
          </table:table-cell>
          <table:table-cell table:number-columns-repeated="16372" table:style-name="ce1"/>
        </table:table-row>
        <table:table-row table:style-name="ro3">
          <table:table-cell/>
          <table:table-cell office:value-type="string" table:style-name="ce31">
            <text:p>Commands</text:p>
          </table:table-cell>
          <table:table-cell office:value-type="float" office:value="21672" table:style-name="ce32">
            <text:p>21672</text:p>
          </table:table-cell>
          <table:table-cell office:value-type="float" office:value="22126" table:style-name="ce32">
            <text:p>22126</text:p>
          </table:table-cell>
          <table:table-cell office:value-type="float" office:value="22257" table:style-name="ce32">
            <text:p>22257</text:p>
          </table:table-cell>
          <table:table-cell office:value-type="float" office:value="28138" table:style-name="ce32">
            <text:p>28138</text:p>
          </table:table-cell>
          <table:table-cell office:value-type="float" office:value="19449" table:style-name="ce32">
            <text:p>19449</text:p>
          </table:table-cell>
          <table:table-cell office:value-type="float" office:value="37252" table:style-name="ce32">
            <text:p>37252</text:p>
          </table:table-cell>
          <table:table-cell office:value-type="float" office:value="22338" table:style-name="ce32">
            <text:p>22338</text:p>
          </table:table-cell>
          <table:table-cell office:value-type="float" office:value="26318" table:style-name="ce33">
            <text:p>26318</text:p>
          </table:table-cell>
          <table:table-cell office:value-type="float" office:value="14669" table:style-name="ce32">
            <text:p>14669</text:p>
          </table:table-cell>
          <table:table-cell office:value-type="float" office:value="214219" table:formula="of:=SUM([.C6:.K6])" table:style-name="ce34">
            <text:p>214219</text:p>
          </table:table-cell>
          <table:table-cell table:number-columns-repeated="4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3">
            <text:p>bag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string" table:style-name="ce11">
            <text:p>Total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0.90400000000000003" table:style-name="ce27">
            <text:p>0.904</text:p>
          </table:table-cell>
          <table:table-cell office:value-type="float" office:value="0.78600000000000003" table:style-name="ce28">
            <text:p>0.786</text:p>
          </table:table-cell>
          <table:table-cell office:value-type="float" office:value="1.917" table:style-name="ce28">
            <text:p>1.917</text:p>
          </table:table-cell>
          <table:table-cell office:value-type="float" office:value="1.7010000000000001" table:style-name="ce28">
            <text:p>1.701</text:p>
          </table:table-cell>
          <table:table-cell office:value-type="float" office:value="1.298" table:style-name="ce28">
            <text:p>1.298</text:p>
          </table:table-cell>
          <table:table-cell office:value-type="float" office:value="1.5680000000000001" table:style-name="ce28">
            <text:p>1.568</text:p>
          </table:table-cell>
          <table:table-cell office:value-type="float" office:value="2.327" table:style-name="ce28">
            <text:p>2.327</text:p>
          </table:table-cell>
          <table:table-cell office:value-type="float" office:value="10.500999999999999" table:formula="of:=SUM([.C9:.I9])" table:style-name="ce30">
            <text:p>10.501</text:p>
          </table:table-cell>
          <table:table-cell table:style-name="ce1"/>
          <table:table-cell table:style-name="ce8"/>
          <table:table-cell table:number-columns-repeated="16372" table:style-name="ce1"/>
        </table:table-row>
        <table:table-row table:style-name="ro3">
          <table:table-cell/>
          <table:table-cell office:value-type="string" table:style-name="ce31">
            <text:p>Commands</text:p>
          </table:table-cell>
          <table:table-cell office:value-type="float" office:value="60122" table:style-name="ce32">
            <text:p>60122</text:p>
          </table:table-cell>
          <table:table-cell office:value-type="float" office:value="36313" table:style-name="ce32">
            <text:p>36313</text:p>
          </table:table-cell>
          <table:table-cell office:value-type="float" office:value="183989" table:style-name="ce32">
            <text:p>183989</text:p>
          </table:table-cell>
          <table:table-cell office:value-type="float" office:value="140758" table:style-name="ce32">
            <text:p>140758</text:p>
          </table:table-cell>
          <table:table-cell office:value-type="float" office:value="96721" table:style-name="ce32">
            <text:p>96721</text:p>
          </table:table-cell>
          <table:table-cell office:value-type="float" office:value="121195" table:style-name="ce32">
            <text:p>121195</text:p>
          </table:table-cell>
          <table:table-cell office:value-type="float" office:value="191919" table:style-name="ce32">
            <text:p>191919</text:p>
          </table:table-cell>
          <table:table-cell office:value-type="float" office:value="831017" table:formula="of:=SUM([.C10:.I10])" table:style-name="ce34">
            <text:p>831017</text:p>
          </table:table-cell>
          <table:table-cell table:number-columns-repeated="6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style-name="ce2"/>
          <table:table-cell table:style-name="ce1"/>
          <table:table-cell table:number-columns-repeated="4"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10">
            <text:p>bstree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string" table:style-name="ce11">
            <text:p>Total</text:p>
          </table:table-cell>
          <table:table-cell table:number-columns-repeated="16370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1.1910000000000001" table:style-name="ce27">
            <text:p>1.191</text:p>
          </table:table-cell>
          <table:table-cell office:value-type="float" office:value="3.6779999999999999" table:style-name="ce29">
            <text:p>3.678</text:p>
          </table:table-cell>
          <table:table-cell office:value-type="float" office:value="1.0529999999999999" table:style-name="ce29">
            <text:p>1.053</text:p>
          </table:table-cell>
          <table:table-cell office:value-type="float" office:value="1.254" table:style-name="ce29">
            <text:p>1.254</text:p>
          </table:table-cell>
          <table:table-cell office:value-type="float" office:value="1.462" table:style-name="ce29">
            <text:p>1.462</text:p>
          </table:table-cell>
          <table:table-cell office:value-type="float" office:value="1.448" table:style-name="ce29">
            <text:p>1.448</text:p>
          </table:table-cell>
          <table:table-cell office:value-type="float" office:value="1.43" table:style-name="ce29">
            <text:p>1.430</text:p>
          </table:table-cell>
          <table:table-cell office:value-type="float" office:value="1.6859999999999999" table:style-name="ce29">
            <text:p>1.686</text:p>
          </table:table-cell>
          <table:table-cell office:value-type="float" office:value="1.194" table:style-name="ce29">
            <text:p>1.194</text:p>
          </table:table-cell>
          <table:table-cell office:value-type="float" office:value="1.254" table:style-name="ce29">
            <text:p>1.254</text:p>
          </table:table-cell>
          <table:table-cell office:value-type="float" office:value="3.0209999999999999" table:style-name="ce28">
            <text:p>3.021</text:p>
          </table:table-cell>
          <table:table-cell office:value-type="float" office:value="18.670999999999999" table:formula="of:=SUM([.C13:.M13])" table:style-name="ce30">
            <text:p>18.671</text:p>
          </table:table-cell>
          <table:table-cell table:number-columns-repeated="16370" table:style-name="ce1"/>
        </table:table-row>
        <table:table-row table:style-name="ro3">
          <table:table-cell/>
          <table:table-cell office:value-type="string" table:style-name="ce31">
            <text:p>Commands</text:p>
          </table:table-cell>
          <table:table-cell office:value-type="float" office:value="77523" table:style-name="ce32">
            <text:p>77523</text:p>
          </table:table-cell>
          <table:table-cell office:value-type="float" office:value="827359" table:style-name="ce32">
            <text:p>827359</text:p>
          </table:table-cell>
          <table:table-cell office:value-type="float" office:value="46466" table:style-name="ce32">
            <text:p>46466</text:p>
          </table:table-cell>
          <table:table-cell office:value-type="float" office:value="110694" table:style-name="ce32">
            <text:p>110694</text:p>
          </table:table-cell>
          <table:table-cell office:value-type="float" office:value="126164" table:style-name="ce32">
            <text:p>126164</text:p>
          </table:table-cell>
          <table:table-cell office:value-type="float" office:value="126164" table:style-name="ce32">
            <text:p>126164</text:p>
          </table:table-cell>
          <table:table-cell office:value-type="float" office:value="125324" table:style-name="ce32">
            <text:p>125324</text:p>
          </table:table-cell>
          <table:table-cell office:value-type="float" office:value="245362" table:style-name="ce33">
            <text:p>245362</text:p>
          </table:table-cell>
          <table:table-cell office:value-type="float" office:value="63671" table:style-name="ce32">
            <text:p>63671</text:p>
          </table:table-cell>
          <table:table-cell office:value-type="float" office:value="115459" table:style-name="ce33">
            <text:p>115459</text:p>
          </table:table-cell>
          <table:table-cell office:value-type="float" office:value="572333" table:style-name="ce32">
            <text:p>572333</text:p>
          </table:table-cell>
          <table:table-cell office:value-type="float" office:value="2436519" table:formula="of:=SUM([.C14:.M14])" table:style-name="ce34">
            <text:p>2436519</text:p>
          </table:table-cell>
          <table:table-cell table:number-columns-repeated="2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style-name="ce2"/>
          <table:table-cell table:style-name="ce1"/>
          <table:table-cell table:number-columns-repeated="4"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10">
            <text:p>dictionary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string" table:style-name="ce11">
            <text:p>Total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0.65200000000000002" table:style-name="ce27">
            <text:p>0.652</text:p>
          </table:table-cell>
          <table:table-cell office:value-type="float" office:value="0.53" table:style-name="ce28">
            <text:p>0.530</text:p>
          </table:table-cell>
          <table:table-cell office:value-type="float" office:value="0.47799999999999998" table:style-name="ce28">
            <text:p>0.478</text:p>
          </table:table-cell>
          <table:table-cell office:value-type="float" office:value="0.872" table:style-name="ce29">
            <text:p>0.872</text:p>
          </table:table-cell>
          <table:table-cell office:value-type="float" office:value="0.53500000000000003" table:style-name="ce28">
            <text:p>0.535</text:p>
          </table:table-cell>
          <table:table-cell office:value-type="float" office:value="0.47299999999999998" table:style-name="ce28">
            <text:p>0.473</text:p>
          </table:table-cell>
          <table:table-cell office:value-type="float" office:value="0.71" table:style-name="ce28">
            <text:p>0.710</text:p>
          </table:table-cell>
          <table:table-cell office:value-type="float" office:value="4.25" table:formula="of:=SUM([.C17:.I17])" table:style-name="ce30">
            <text:p>4.250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31">
            <text:p>Commands</text:p>
          </table:table-cell>
          <table:table-cell office:value-type="float" office:value="37334" table:style-name="ce32">
            <text:p>37334</text:p>
          </table:table-cell>
          <table:table-cell office:value-type="float" office:value="32953" table:style-name="ce32">
            <text:p>32953</text:p>
          </table:table-cell>
          <table:table-cell office:value-type="float" office:value="27867" table:style-name="ce32">
            <text:p>27867</text:p>
          </table:table-cell>
          <table:table-cell office:value-type="float" office:value="35695" table:style-name="ce32">
            <text:p>35695</text:p>
          </table:table-cell>
          <table:table-cell office:value-type="float" office:value="33794" table:style-name="ce32">
            <text:p>33794</text:p>
          </table:table-cell>
          <table:table-cell office:value-type="float" office:value="25095" table:style-name="ce32">
            <text:p>25095</text:p>
          </table:table-cell>
          <table:table-cell office:value-type="float" office:value="55214" table:style-name="ce32">
            <text:p>55214</text:p>
          </table:table-cell>
          <table:table-cell office:value-type="float" office:value="247952" table:formula="of:=SUM([.C18:.I18])" table:style-name="ce34">
            <text:p>247952</text:p>
          </table:table-cell>
          <table:table-cell table:number-columns-repeated="6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style-name="ce2"/>
          <table:table-cell table:style-name="ce1"/>
          <table:table-cell table:number-columns-repeated="4"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3">
            <text:p>heap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11">
            <text:p>Total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25">
            <text:p>Time</text:p>
          </table:table-cell>
          <table:table-cell office:value-type="float" office:value="0.996" table:style-name="ce13">
            <text:p>0.996</text:p>
          </table:table-cell>
          <table:table-cell office:value-type="float" office:value="2.3239999999999998" table:style-name="ce14">
            <text:p>2.324</text:p>
          </table:table-cell>
          <table:table-cell office:value-type="float" office:value="1.05" table:style-name="ce14">
            <text:p>1.050</text:p>
          </table:table-cell>
          <table:table-cell office:value-type="float" office:value="1.33" table:style-name="ce14">
            <text:p>1.330</text:p>
          </table:table-cell>
          <table:table-cell office:value-type="float" office:value="5.7" table:formula="of:=SUM([.C21:.F21])" table:style-name="ce15">
            <text:p>5.700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35">
            <text:p>Commands</text:p>
          </table:table-cell>
          <table:table-cell office:value-type="float" office:value="88943" table:style-name="ce36">
            <text:p>88943</text:p>
          </table:table-cell>
          <table:table-cell office:value-type="float" office:value="561492" table:style-name="ce36">
            <text:p>561492</text:p>
          </table:table-cell>
          <table:table-cell office:value-type="float" office:value="110196" table:style-name="ce36">
            <text:p>110196</text:p>
          </table:table-cell>
          <table:table-cell office:value-type="float" office:value="245275" table:style-name="ce36">
            <text:p>245275</text:p>
          </table:table-cell>
          <table:table-cell office:value-type="float" office:value="1005906" table:formula="of:=SUM([.C22:.F22])" table:style-name="ce39">
            <text:p>1005906</text:p>
          </table:table-cell>
          <table:table-cell table:number-columns-repeated="9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style-name="ce2"/>
          <table:table-cell table:style-name="ce1"/>
          <table:table-cell table:number-columns-repeated="4"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10">
            <text:p>linkedlis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Total</text:p>
          </table:table-cell>
          <table:table-cell table:number-columns-repeated="2" table:style-name="ce9"/>
          <table:table-cell table:number-columns-repeated="16370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0.98699999999999999" table:style-name="ce28">
            <text:p>0.987</text:p>
          </table:table-cell>
          <table:table-cell office:value-type="float" office:value="0.97599999999999998" table:style-name="ce28">
            <text:p>0.976</text:p>
          </table:table-cell>
          <table:table-cell office:value-type="float" office:value="1.151" table:style-name="ce28">
            <text:p>1.151</text:p>
          </table:table-cell>
          <table:table-cell office:value-type="float" office:value="0.79300000000000004" table:style-name="ce28">
            <text:p>0.793</text:p>
          </table:table-cell>
          <table:table-cell office:value-type="float" office:value="0.623" table:style-name="ce28">
            <text:p>0.623</text:p>
          </table:table-cell>
          <table:table-cell office:value-type="float" office:value="0.67500000000000004" table:style-name="ce28">
            <text:p>0.675</text:p>
          </table:table-cell>
          <table:table-cell office:value-type="float" office:value="0.47699999999999998" table:style-name="ce28">
            <text:p>0.477</text:p>
          </table:table-cell>
          <table:table-cell office:value-type="float" office:value="1.262" table:style-name="ce28">
            <text:p>1.262</text:p>
          </table:table-cell>
          <table:table-cell office:value-type="float" office:value="0.61399999999999999" table:style-name="ce28">
            <text:p>0.614</text:p>
          </table:table-cell>
          <table:table-cell office:value-type="float" office:value="7.5580000000000007" table:formula="of:=SUM([.C25:.K25])" table:style-name="ce30">
            <text:p>7.558</text:p>
          </table:table-cell>
          <table:table-cell table:number-columns-repeated="2" table:style-name="ce24"/>
          <table:table-cell table:number-columns-repeated="16370" table:style-name="ce1"/>
        </table:table-row>
        <table:table-row table:style-name="ro3">
          <table:table-cell/>
          <table:table-cell office:value-type="string" table:style-name="ce35">
            <text:p>Commands</text:p>
          </table:table-cell>
          <table:table-cell office:value-type="float" office:value="27345" table:style-name="ce36">
            <text:p>27345</text:p>
          </table:table-cell>
          <table:table-cell office:value-type="float" office:value="36249" table:style-name="ce36">
            <text:p>36249</text:p>
          </table:table-cell>
          <table:table-cell office:value-type="float" office:value="61994" table:style-name="ce36">
            <text:p>61994</text:p>
          </table:table-cell>
          <table:table-cell office:value-type="float" office:value="52504" table:style-name="ce36">
            <text:p>52504</text:p>
          </table:table-cell>
          <table:table-cell office:value-type="float" office:value="39173" table:style-name="ce36">
            <text:p>39173</text:p>
          </table:table-cell>
          <table:table-cell office:value-type="float" office:value="40934" table:style-name="ce36">
            <text:p>40934</text:p>
          </table:table-cell>
          <table:table-cell office:value-type="float" office:value="18409" table:style-name="ce36">
            <text:p>18409</text:p>
          </table:table-cell>
          <table:table-cell office:value-type="float" office:value="64733" table:style-name="ce36">
            <text:p>64733</text:p>
          </table:table-cell>
          <table:table-cell office:value-type="float" office:value="31906" table:style-name="ce36">
            <text:p>31906</text:p>
          </table:table-cell>
          <table:table-cell office:value-type="float" office:value="373247" table:formula="of:=SUM([.C26:.K26])" table:style-name="ce38">
            <text:p>373247</text:p>
          </table:table-cell>
          <table:table-cell table:number-columns-repeated="2" table:style-name="ce24"/>
          <table:table-cell table:number-columns-repeated="2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style-name="ce2"/>
          <table:table-cell table:style-name="ce1"/>
          <table:table-cell table:number-columns-repeated="4"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10">
            <text:p>multidictionary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Total</text:p>
          </table:table-cell>
          <table:table-cell table:style-name="ce9"/>
          <table:table-cell table:number-columns-repeated="16374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1.1160000000000001" table:style-name="ce27">
            <text:p>1.116</text:p>
          </table:table-cell>
          <table:table-cell office:value-type="float" office:value="2.0710000000000002" table:style-name="ce28">
            <text:p>2.071</text:p>
          </table:table-cell>
          <table:table-cell office:value-type="float" office:value="1.3560000000000001" table:style-name="ce28">
            <text:p>1.356</text:p>
          </table:table-cell>
          <table:table-cell office:value-type="float" office:value="1.163" table:style-name="ce28">
            <text:p>1.163</text:p>
          </table:table-cell>
          <table:table-cell office:value-type="float" office:value="1.823" table:style-name="ce28">
            <text:p>1.823</text:p>
          </table:table-cell>
          <table:table-cell office:value-type="float" office:value="1.415" table:style-name="ce29">
            <text:p>1.415</text:p>
          </table:table-cell>
          <table:table-cell office:value-type="float" office:value="8.9439999999999991" table:formula="of:=SUM([.B29:.H29])" table:style-name="ce30">
            <text:p>8.944</text:p>
          </table:table-cell>
          <table:table-cell table:style-name="ce22"/>
          <table:table-cell table:number-columns-repeated="16374" table:style-name="ce1"/>
        </table:table-row>
        <table:table-row table:style-name="ro3">
          <table:table-cell/>
          <table:table-cell office:value-type="string" table:style-name="ce31">
            <text:p>Commands</text:p>
          </table:table-cell>
          <table:table-cell office:value-type="float" office:value="79067" table:style-name="ce32">
            <text:p>79067</text:p>
          </table:table-cell>
          <table:table-cell office:value-type="float" office:value="193462" table:style-name="ce32">
            <text:p>193462</text:p>
          </table:table-cell>
          <table:table-cell office:value-type="float" office:value="105758" table:style-name="ce32">
            <text:p>105758</text:p>
          </table:table-cell>
          <table:table-cell office:value-type="float" office:value="88880" table:style-name="ce32">
            <text:p>88880</text:p>
          </table:table-cell>
          <table:table-cell office:value-type="float" office:value="100738" table:style-name="ce32">
            <text:p>100738</text:p>
          </table:table-cell>
          <table:table-cell office:value-type="float" office:value="118266" table:style-name="ce32">
            <text:p>118266</text:p>
          </table:table-cell>
          <table:table-cell office:value-type="float" office:value="686171" table:formula="of:=SUM([.C30:.H30])" table:style-name="ce34">
            <text:p>686171</text:p>
          </table:table-cell>
          <table:table-cell table:style-name="ce22"/>
          <table:table-cell table:number-columns-repeated="6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3">
            <text:p>queue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string" table:style-name="ce11">
            <text:p>Total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0.745" table:style-name="ce27">
            <text:p>0.745</text:p>
          </table:table-cell>
          <table:table-cell office:value-type="float" office:value="0.755" table:style-name="ce28">
            <text:p>0.755</text:p>
          </table:table-cell>
          <table:table-cell office:value-type="float" office:value="0.66700000000000004" table:style-name="ce28">
            <text:p>0.667</text:p>
          </table:table-cell>
          <table:table-cell office:value-type="float" office:value="0.55600000000000005" table:style-name="ce28">
            <text:p>0.556</text:p>
          </table:table-cell>
          <table:table-cell office:value-type="float" office:value="0.79100000000000004" table:style-name="ce28">
            <text:p>0.791</text:p>
          </table:table-cell>
          <table:table-cell office:value-type="float" office:value="1.056" table:style-name="ce28">
            <text:p>1.056</text:p>
          </table:table-cell>
          <table:table-cell office:value-type="float" office:value="4.57" table:formula="of:=SUM([.C33:.H33])" table:style-name="ce30">
            <text:p>4.570</text:p>
          </table:table-cell>
          <table:table-cell table:style-name="ce1"/>
          <table:table-cell table:style-name="ce8"/>
          <table:table-cell table:number-columns-repeated="16373" table:style-name="ce1"/>
        </table:table-row>
        <table:table-row table:style-name="ro3">
          <table:table-cell/>
          <table:table-cell office:value-type="string" table:style-name="ce31">
            <text:p>Commands</text:p>
          </table:table-cell>
          <table:table-cell office:value-type="float" office:value="42651" table:style-name="ce32">
            <text:p>42651</text:p>
          </table:table-cell>
          <table:table-cell office:value-type="float" office:value="41865" table:style-name="ce32">
            <text:p>41865</text:p>
          </table:table-cell>
          <table:table-cell office:value-type="float" office:value="26919" table:style-name="ce32">
            <text:p>26919</text:p>
          </table:table-cell>
          <table:table-cell office:value-type="float" office:value="21515" table:style-name="ce32">
            <text:p>21515</text:p>
          </table:table-cell>
          <table:table-cell office:value-type="float" office:value="39027" table:style-name="ce32">
            <text:p>39027</text:p>
          </table:table-cell>
          <table:table-cell office:value-type="float" office:value="74493" table:style-name="ce32">
            <text:p>74493</text:p>
          </table:table-cell>
          <table:table-cell office:value-type="float" office:value="246470" table:formula="of:=SUM([.C34:.H34])" table:style-name="ce34">
            <text:p>246470</text:p>
          </table:table-cell>
          <table:table-cell table:style-name="ce1"/>
          <table:table-cell table:style-name="ce8"/>
          <table:table-cell table:number-columns-repeated="5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10">
            <text:p>priorityqueue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11">
            <text:p>Total</text:p>
          </table:table-cell>
          <table:table-cell table:style-name="ce6"/>
          <table:table-cell table:number-columns-repeated="16375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1.6339999999999999" table:style-name="ce27">
            <text:p>1.634</text:p>
          </table:table-cell>
          <table:table-cell office:value-type="float" office:value="1.615" table:style-name="ce28">
            <text:p>1.615</text:p>
          </table:table-cell>
          <table:table-cell office:value-type="float" office:value="0.90400000000000003" table:style-name="ce28">
            <text:p>0.904</text:p>
          </table:table-cell>
          <table:table-cell office:value-type="float" office:value="1.7030000000000001" table:style-name="ce28">
            <text:p>1.703</text:p>
          </table:table-cell>
          <table:table-cell office:value-type="float" office:value="2.7469999999999999" table:style-name="ce28">
            <text:p>2.747</text:p>
          </table:table-cell>
          <table:table-cell office:value-type="float" office:value="8.6029999999999998" table:formula="of:=SUM([.B37:.G37])" table:style-name="ce30">
            <text:p>8.603</text:p>
          </table:table-cell>
          <table:table-cell table:style-name="ce7"/>
          <table:table-cell table:style-name="ce8"/>
          <table:table-cell table:number-columns-repeated="16374" table:style-name="ce1"/>
        </table:table-row>
        <table:table-row table:style-name="ro3">
          <table:table-cell/>
          <table:table-cell office:value-type="string" table:style-name="ce35">
            <text:p>Commands</text:p>
          </table:table-cell>
          <table:table-cell office:value-type="float" office:value="265700" table:style-name="ce36">
            <text:p>265700</text:p>
          </table:table-cell>
          <table:table-cell office:value-type="float" office:value="185601" table:style-name="ce36">
            <text:p>185601</text:p>
          </table:table-cell>
          <table:table-cell office:value-type="float" office:value="74501" table:style-name="ce36">
            <text:p>74501</text:p>
          </table:table-cell>
          <table:table-cell office:value-type="float" office:value="287357" table:style-name="ce36">
            <text:p>287357</text:p>
          </table:table-cell>
          <table:table-cell office:value-type="float" office:value="656720" table:style-name="ce36">
            <text:p>656720</text:p>
          </table:table-cell>
          <table:table-cell office:value-type="float" office:value="1469879" table:formula="of:=SUM([.C38:.G38])" table:style-name="ce39">
            <text:p>1469879</text:p>
          </table:table-cell>
          <table:table-cell table:style-name="ce19"/>
          <table:table-cell table:style-name="ce8"/>
          <table:table-cell table:number-columns-repeated="6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number-columns-repeated="15" table:style-name="ce1"/>
          <table:table-cell table:style-name="ce8"/>
          <table:table-cell table:number-columns-repeated="16367"/>
        </table:table-row>
        <table:table-row table:style-name="ro4">
          <table:table-cell/>
          <table:table-cell office:value-type="string" table:style-name="ce10">
            <text:p>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string" table:style-name="ce11">
            <text:p>Total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0.88700000000000001" table:style-name="ce27">
            <text:p>0.887</text:p>
          </table:table-cell>
          <table:table-cell office:value-type="float" office:value="1.7470000000000001" table:style-name="ce37">
            <text:p>1.747</text:p>
          </table:table-cell>
          <table:table-cell office:value-type="float" office:value="9.4700000000000006" table:style-name="ce29">
            <text:p>9.470</text:p>
          </table:table-cell>
          <table:table-cell office:value-type="float" office:value="1.7150000000000001" table:style-name="ce28">
            <text:p>1.715</text:p>
          </table:table-cell>
          <table:table-cell office:value-type="float" office:value="0.66200000000000003" table:style-name="ce28">
            <text:p>0.662</text:p>
          </table:table-cell>
          <table:table-cell office:value-type="float" office:value="2.0129999999999999" table:style-name="ce29">
            <text:p>2.013</text:p>
          </table:table-cell>
          <table:table-cell office:value-type="float" office:value="16.494" table:formula="of:=SUM([.C41:.H41])" table:style-name="ce30">
            <text:p>16.494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string" table:style-name="ce31">
            <text:p>Commands</text:p>
          </table:table-cell>
          <table:table-cell office:value-type="float" office:value="46867" table:style-name="ce32">
            <text:p>46867</text:p>
          </table:table-cell>
          <table:table-cell office:value-type="float" office:value="145838" table:style-name="ce32">
            <text:p>145838</text:p>
          </table:table-cell>
          <table:table-cell office:value-type="float" office:value="762604" table:style-name="ce32">
            <text:p>762604</text:p>
          </table:table-cell>
          <table:table-cell office:value-type="float" office:value="139932" table:style-name="ce32">
            <text:p>139932</text:p>
          </table:table-cell>
          <table:table-cell office:value-type="float" office:value="39197" table:style-name="ce32">
            <text:p>39197</text:p>
          </table:table-cell>
          <table:table-cell office:value-type="float" office:value="176665" table:style-name="ce32">
            <text:p>176665</text:p>
          </table:table-cell>
          <table:table-cell office:value-type="float" office:value="1311103" table:formula="of:=SUM([.C42:.H42])" table:style-name="ce34">
            <text:p>1311103</text:p>
          </table:table-cell>
          <table:table-cell table:number-columns-repeated="7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number-columns-repeated="12" table:style-name="ce1"/>
          <table:table-cell table:style-name="ce8"/>
          <table:table-cell table:number-columns-repeated="16370" table:style-name="ce1"/>
        </table:table-row>
        <table:table-row table:style-name="ro4">
          <table:table-cell/>
          <table:table-cell office:value-type="string" table:style-name="ce3">
            <text:p>stack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11">
            <text:p>Total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26">
            <text:p>Time</text:p>
          </table:table-cell>
          <table:table-cell office:value-type="float" office:value="0.66700000000000004" table:style-name="ce27">
            <text:p>0.667</text:p>
          </table:table-cell>
          <table:table-cell office:value-type="float" office:value="0.61099999999999999" table:style-name="ce28">
            <text:p>0.611</text:p>
          </table:table-cell>
          <table:table-cell office:value-type="float" office:value="0.68300000000000005" table:style-name="ce28">
            <text:p>0.683</text:p>
          </table:table-cell>
          <table:table-cell office:value-type="float" office:value="1.321" table:style-name="ce28">
            <text:p>1.321</text:p>
          </table:table-cell>
          <table:table-cell office:value-type="float" office:value="3.282" table:formula="of:=SUM([.C45:.F45])" table:style-name="ce30">
            <text:p>3.282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35">
            <text:p>Commands</text:p>
          </table:table-cell>
          <table:table-cell office:value-type="float" office:value="31861" table:style-name="ce36">
            <text:p>31861</text:p>
          </table:table-cell>
          <table:table-cell office:value-type="float" office:value="26649" table:style-name="ce36">
            <text:p>26649</text:p>
          </table:table-cell>
          <table:table-cell office:value-type="float" office:value="33613" table:style-name="ce36">
            <text:p>33613</text:p>
          </table:table-cell>
          <table:table-cell office:value-type="float" office:value="96009" table:style-name="ce36">
            <text:p>96009</text:p>
          </table:table-cell>
          <table:table-cell office:value-type="float" office:value="188132" table:formula="of:=SUM([.C46:.F46])" table:style-name="ce39">
            <text:p>188132</text:p>
          </table:table-cell>
          <table:table-cell table:number-columns-repeated="9" table:style-name="ce1"/>
          <table:table-cell table:style-name="ce40"/>
          <table:table-cell table:number-columns-repeated="16367"/>
        </table:table-row>
        <table:table-row table:style-name="ro5">
          <table:table-cell/>
          <table:table-cell table:number-columns-repeated="10" table:style-name="ce1"/>
          <table:table-cell table:style-name="ce8"/>
          <table:table-cell table:number-columns-repeated="16372" table:style-name="ce1"/>
        </table:table-row>
        <table:table-row table:style-name="ro3">
          <table:table-cell/>
          <table:table-cell table:style-name="ce1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style-name="ce1"/>
          <table:table-cell table:number-columns-repeated="2" table:style-name="ce41"/>
          <table:table-cell table:style-name="ce21"/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93.596999999999994" table:formula="of:=[.G45]+[.I33]+[.H37]+[.L25]+[.L5]+[.J17]+[.I41]+[.I29]+[.N13]+[.G21]+[.J9]" table:number-columns-spanned="2" table:number-rows-spanned="1" table:style-name="ce50">
            <text:p>93.597</text:p>
          </table:table-cell>
          <table:covered-table-cell/>
          <table:table-cell table:style-name="ce1"/>
          <table:table-cell table:style-name="ce42"/>
          <table:table-cell table:style-name="ce41"/>
          <table:table-cell table:style-name="ce17"/>
          <table:table-cell table:style-name="ce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010615" table:formula="of:=[.G46]+[.I34]+[.H38]+[.L26]+[.L6]+[.J18]+[.I42]+[.I30]+[.N14]+[.G22]+[.J10]" table:number-columns-spanned="2" table:number-rows-spanned="1" table:style-name="ce51">
            <text:p>9010615</text:p>
          </table:table-cell>
          <table:covered-table-cell/>
          <table:table-cell table:number-columns-repeated="2" table:style-name="ce1"/>
          <table:table-cell table:style-name="ce16"/>
          <table:table-cell table:style-name="ce18"/>
          <table:table-cell table:style-name="ce8"/>
          <table:table-cell table:number-columns-repeated="16375"/>
        </table:table-row>
        <table:table-row table:style-name="ro3">
          <table:table-cell table:number-columns-repeated="2"/>
          <table:table-cell table:number-columns-repeated="4" table:style-name="ce1"/>
          <table:table-cell table:number-columns-repeated="2" table:style-name="ce16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table:number-columns-repeated="2" table:style-name="ce16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table:style-name="ce9"/>
          <table:table-cell table:style-name="ce16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table:style-name="ce19"/>
          <table:table-cell table:style-name="ce20"/>
          <table:table-cell table:number-columns-repeated="16376" table:style-name="ce1"/>
        </table:table-row>
        <table:table-row table:number-rows-repeated="4" table:style-name="ro1">
          <table:table-cell table:number-columns-repeated="2"/>
          <table:table-cell table:number-columns-repeated="4" table:style-name="ce1"/>
          <table:table-cell table:number-columns-repeated="2" table:style-name="ce16"/>
          <table:table-cell table:number-columns-repeated="16376" table:style-name="ce1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style:style style:name="Followed_32_Hyperlink" style:display-name="Followed Hyperlink" style:family="table-cell" style:data-style-name="N0">
      <style:text-properties fo:color="#954F72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954F72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954F72" style:text-underline-style="solid" style:text-underline-type="single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1" style:display-name="Hyperlink" style:family="table-cell" style:data-style-name="N0">
      <style:text-properties fo:color="#0563C1" style:text-underline-style="solid" style:text-underline-type="single"/>
    </style:style>
    <style:style style:name="Hyperlink_2" style:display-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9</meta:generator>
    <meta:initial-creator>PetarMax</meta:initial-creator>
    <dc:creator>X</dc:creator>
    <meta:creation-date>2018-04-17T13:29:41Z</meta:creation-date>
    <dc:date>2018-10-11T23:35:22Z</dc:date>
  </office:meta>
</office:document-meta>
</file>